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Cosolas" svg:font-family="Co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2pt" fo:font-weight="bold" officeooo:rsid="001bff54" officeooo:paragraph-rsid="001bff54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weight="bold" officeooo:paragraph-rsid="002123c9" style:font-weight-asian="bold" style:font-weight-complex="bold"/>
    </style:style>
    <style:style style:name="P7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fo:font-size="10pt" fo:font-weight="bold" officeooo:paragraph-rsid="002123c9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bold" officeooo:rsid="002361a0" officeooo:paragraph-rsid="002361a0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10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normal" officeooo:rsid="0026f1ac" officeooo:paragraph-rsid="0026f1ac" style:font-size-asian="7.84999990463257pt" style:font-weight-asian="normal" style:font-size-complex="9pt" style:font-weight-complex="normal"/>
    </style:style>
    <style:style style:name="P11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fo:font-weight="normal" officeooo:rsid="002361a0" officeooo:paragraph-rsid="002361a0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361a0" officeooo:paragraph-rsid="002361a0" style:font-size-asian="7.84999990463257pt" style:font-weight-asian="normal" style:font-size-complex="9pt" style:font-weight-complex="normal"/>
    </style:style>
    <style:style style:name="P13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52cc2" officeooo:paragraph-rsid="00252cc2" style:font-size-asian="7.84999990463257pt" style:font-weight-asian="normal" style:font-size-complex="9pt" style:font-weight-complex="normal"/>
    </style:style>
    <style:style style:name="P14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style:text-underline-style="none" fo:font-weight="normal" officeooo:rsid="0028ca45" officeooo:paragraph-rsid="0028ca45" style:font-size-asian="7.84999990463257pt" style:font-weight-asian="normal" style:font-size-complex="9pt" style:font-weight-complex="normal"/>
    </style:style>
    <style:style style:name="P15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paragraph-rsid="002123c9" style:font-size-asian="7.84999990463257pt" style:font-size-complex="9pt"/>
    </style:style>
    <style:style style:name="P16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style:font-name="Consolas" fo:font-size="9pt" officeooo:rsid="0026f1ac" officeooo:paragraph-rsid="0026f1ac" style:font-size-asian="7.84999990463257pt" style:font-size-complex="9pt"/>
    </style:style>
    <style:style style:name="P17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onsolas" fo:font-size="9pt" fo:letter-spacing="normal" fo:font-style="normal" fo:font-weight="normal" officeooo:paragraph-rsid="001bff54" style:font-size-asian="9pt" style:font-size-complex="9pt"/>
    </style:style>
    <style:style style:name="T1" style:family="text">
      <style:text-properties fo:font-variant="normal" fo:text-transform="none" fo:color="#000000" loext:opacity="100%" style:font-name="Calibri Light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1bff54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2123c9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000000" loext:opacity="100%" style:font-name="Calibri Light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2123c9" style:font-size-asian="10.5pt" style:font-size-complex="10.5pt"/>
    </style:style>
    <style:style style:name="T6" style:family="text">
      <style:text-properties fo:font-variant="normal" fo:text-transform="none" fo:color="#000000" loext:opacity="100%" style:font-name="Calibri Light" fo:font-size="10.5pt" fo:letter-spacing="normal" fo:font-style="normal" style:font-size-asian="10.5pt" style:font-size-complex="10.5pt"/>
    </style:style>
    <style:style style:name="T7" style:family="text">
      <style:text-properties fo:font-variant="normal" fo:text-transform="none" fo:color="#000000" loext:opacity="100%" style:font-name="Calibri Light" fo:font-size="10.5pt" fo:letter-spacing="normal" fo:font-style="normal" officeooo:rsid="001bff54" style:font-size-asian="10.5pt" style:font-size-complex="10.5pt"/>
    </style:style>
    <style:style style:name="T8" style:family="text">
      <style:text-properties fo:font-variant="normal" fo:text-transform="none" fo:color="#000000" loext:opacity="100%" style:font-name="Calibri Light" fo:font-size="10.5pt" fo:letter-spacing="normal" fo:font-style="normal" officeooo:rsid="002123c9" style:font-size-asian="10.5pt" style:font-size-complex="10.5pt"/>
    </style:style>
    <style:style style:name="T9" style:family="text">
      <style:text-properties fo:font-variant="normal" fo:text-transform="none" fo:color="#000000" loext:opacity="100%" style:font-name="Calibri Light" fo:letter-spacing="normal" fo:font-style="normal"/>
    </style:style>
    <style:style style:name="T10" style:family="text">
      <style:text-properties fo:font-variant="normal" fo:text-transform="none" fo:color="#000000" loext:opacity="100%" style:font-name="Calibri Light" fo:letter-spacing="normal" fo:font-style="normal" officeooo:rsid="001bff54"/>
    </style:style>
    <style:style style:name="T11" style:family="text">
      <style:text-properties fo:font-variant="normal" fo:text-transform="none" fo:color="#000000" loext:opacity="100%" style:font-name="Calibri Ligh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Calibri Light" fo:font-size="9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fo:color="#000000" loext:opacity="100%" fo:letter-spacing="normal" fo:font-style="normal"/>
    </style:style>
    <style:style style:name="T14" style:family="text">
      <style:text-properties fo:font-variant="normal" fo:text-transform="none" fo:color="#000000" loext:opacity="100%" fo:letter-spacing="normal" fo:font-style="normal" officeooo:rsid="001bff54"/>
    </style:style>
    <style:style style:name="T15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fo:font-style="normal" fo:font-weight="bold" officeooo:rsid="001bff54" style:font-weight-asian="bold" style:font-weight-complex="bold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fo:font-size="10.5pt" fo:letter-spacing="normal" fo:font-style="normal" fo:font-weight="bold" officeooo:rsid="001bff54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000000" loext:opacity="100%" style:font-name="Consolas" fo:font-size="9pt" fo:letter-spacing="normal" fo:font-style="normal" fo:font-weight="normal" style:font-size-asian="9pt" style:font-size-complex="9pt"/>
    </style:style>
    <style:style style:name="T20" style:family="text">
      <style:text-properties fo:font-variant="normal" fo:text-transform="none" fo:color="#000000" loext:opacity="100%" style:font-name="Consolas" fo:font-size="9pt" fo:letter-spacing="normal" fo:font-style="normal" style:font-size-asian="9pt" style:font-size-complex="9pt"/>
    </style:style>
    <style:style style:name="T21" style:family="text">
      <style:text-properties officeooo:rsid="0020c4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21">Mostrar Archivos</text:span> LINUX</text:p>
      <text:p text:style-name="P4"/>
      <text:p text:style-name="P5">Realiza los siguientes ejercicios a través del terminal de LINUX mediante los comandos básicos vistos anteriormente.</text:p>
      <text:p text:style-name="P3"/>
      <text:p text:style-name="P6"><text:span text:style-name="T7">Ejercicio 1.- Listar todos los archivos del directorio bin.</text:span></text:p>
      <text:p text:style-name="P8"><text:span text:style-name="T13">**</text:span><text:span text:style-name="T14">S</text:span><text:span text:style-name="T13">ituarse en bin, está al principio de todas las rutas</text:span></text:p>
      <text:p text:style-name="P11"><text:span text:style-name="T13">cd bin</text:span></text:p>
      <text:p text:style-name="P11"><text:span text:style-name="T13">ls</text:span></text:p>
      <text:p text:style-name="P6"><text:span text:style-name="T7">Ejercicio 2.- </text:span><text:span text:style-name="T6">Listar todos los archivos del directorio tmp.</text:span></text:p>
      <text:p text:style-name="P9"><text:span text:style-name="T13">cd ..</text:span></text:p>
      <text:p text:style-name="P9"><text:span text:style-name="T13">ls</text:span></text:p>
      <text:p text:style-name="P9"><text:span text:style-name="T13">cd tmp</text:span></text:p>
      <text:p text:style-name="P9"><text:span text:style-name="T13">ls</text:span></text:p>
      <text:p text:style-name="P7"><text:span text:style-name="T10">Ejercicio 3.- </text:span><text:span text:style-name="T9">Listar todos los archivos del directorio etc que empiecen por t en orden inverso.</text:span></text:p>
      <text:p text:style-name="P12"><text:span text:style-name="T13">cd ..</text:span></text:p>
      <text:p text:style-name="P12"><text:span text:style-name="T13">ls</text:span></text:p>
      <text:p text:style-name="P12"><text:span text:style-name="T13">cd etc</text:span></text:p>
      <text:p text:style-name="P12"><text:span text:style-name="T13">ls t* -r</text:span></text:p>
      <text:p text:style-name="P6"><text:span text:style-name="T7">Ejercicio 4.- </text:span><text:span text:style-name="T6">Listar todos los archivos del directorio dev que empiecen por tty y tengan 5 caracteres.</text:span></text:p>
      <text:p text:style-name="P9"><text:span text:style-name="T13">cd ..</text:span></text:p>
      <text:p text:style-name="P9"><text:span text:style-name="T13">ls</text:span></text:p>
      <text:p text:style-name="P9"><text:span text:style-name="T13">cd dev</text:span></text:p>
      <text:p text:style-name="P9"><text:span text:style-name="T13">ls tty??</text:span></text:p>
      <text:p text:style-name="P6"><text:span text:style-name="T7">Ejercicio 5- </text:span><text:span text:style-name="T6">Listar todos los archivos del directorio dev que empiecen por tty y acaben en 1,2,3 ó 4.</text:span></text:p>
      <text:p text:style-name="P13"><text:span text:style-name="T14">l</text:span><text:span text:style-name="T13">s tty*[1-4]</text:span></text:p>
      <text:p text:style-name="P6"><text:span text:style-name="T7">Ejercicio 6.- </text:span><text:span text:style-name="T6">Listar todos los archivos del directorio dev que empiecen por t y acaben en C1.</text:span></text:p>
      <text:p text:style-name="P10"><text:span text:style-name="T14">L</text:span><text:span text:style-name="T13">s t*C1</text:span></text:p>
      <text:p text:style-name="P6"><text:span text:style-name="T7">Ejercicio 7.- </text:span><text:span text:style-name="T6">Listar todos los archivos, incluidos los ocultos, del directorio raíz.</text:span></text:p>
      <text:p text:style-name="P16">cd ..</text:p>
      <text:p text:style-name="P16">ls -a</text:p>
      <text:p text:style-name="P6"><text:span text:style-name="T7">Ejercicio 8.- </text:span><text:span text:style-name="T6">Listar todos los archivos .</text:span><text:span text:style-name="T8">txt </text:span><text:span text:style-name="T6">del directorio etc.</text:span></text:p>
      <text:p text:style-name="P14"><text:span text:style-name="T14">c</text:span><text:span text:style-name="T13">d etc</text:span></text:p>
      <text:p text:style-name="P14"><text:span text:style-name="T14">l</text:span><text:span text:style-name="T13">s *.txt</text:span></text:p>
      <text:p text:style-name="P6"><text:span text:style-name="T7">Ejercicio </text:span><text:span text:style-name="T8">9</text:span><text:span text:style-name="T7">.- </text:span><text:span text:style-name="T6">Listar todos los archivos del directorio etc que no empiecen por t.</text:span></text:p>
      <text:p text:style-name="P15"><text:span text:style-name="T17"/></text:p>
      <text:p text:style-name="P6"><text:span text:style-name="T7">Ejercicio </text:span><text:span text:style-name="T8">10</text:span><text:span text:style-name="T7">.- </text:span><text:span text:style-name="T6">Listar todos los archivos del directorio usr y sus subdirectorios.<text:line-break/></text:span><text:span text:style-name="T20"><text:line-break/></text:span></text:p>
      <text:p text:style-name="P17"/>
      <text:p text:style-name="P17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Cosolas" svg:font-family="Co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3-12T14:10:32.794000000</dc:date>
    <meta:editing-duration>PT50M23S</meta:editing-duration>
    <meta:editing-cycles>12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33" meta:word-count="201" meta:character-count="1133" meta:non-whitespace-character-count="963"/>
  </office:meta>
</office:document-meta>
</file>